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1cm" fo:margin-left="0cm" table:align="left"/>
    </style:style>
    <style:style style:name="Table3.A" style:family="table-column">
      <style:table-column-properties style:column-width="3.309cm"/>
    </style:style>
    <style:style style:name="Table3.B" style:family="table-column">
      <style:table-column-properties style:column-width="2.889cm"/>
    </style:style>
    <style:style style:name="Table3.C" style:family="table-column">
      <style:table-column-properties style:column-width="3.612cm"/>
    </style:style>
    <style:style style:name="Table3.D" style:family="table-column">
      <style:table-column-properties style:column-width="7.2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1a1ceb" officeooo:paragraph-rsid="001a1ceb"/>
    </style:style>
    <style:style style:name="P2" style:family="paragraph" style:parent-style-name="Standard">
      <style:text-properties officeooo:rsid="001a1ceb" officeooo:paragraph-rsid="001a1ceb"/>
    </style:style>
    <style:style style:name="P3" style:family="paragraph" style:parent-style-name="Text_20_body">
      <style:text-properties officeooo:rsid="001a1ceb" officeooo:paragraph-rsid="001a1ceb"/>
    </style:style>
    <style:style style:name="P4" style:family="paragraph" style:parent-style-name="Text_20_body">
      <style:text-properties officeooo:rsid="001c1bab" officeooo:paragraph-rsid="001c1bab"/>
    </style:style>
    <style:style style:name="P5" style:family="paragraph" style:parent-style-name="Text_20_body">
      <style:text-properties officeooo:rsid="001c1bab" officeooo:paragraph-rsid="002900b5"/>
    </style:style>
    <style:style style:name="P6" style:family="paragraph" style:parent-style-name="Text_20_body">
      <style:text-properties officeooo:rsid="001f6970" officeooo:paragraph-rsid="001f6970"/>
    </style:style>
    <style:style style:name="P7" style:family="paragraph" style:parent-style-name="Text_20_body">
      <style:text-properties officeooo:rsid="0020e5bf" officeooo:paragraph-rsid="0020e5bf"/>
    </style:style>
    <style:style style:name="P8" style:family="paragraph" style:parent-style-name="Text_20_body">
      <style:text-properties officeooo:rsid="00223fa9" officeooo:paragraph-rsid="00223fa9"/>
    </style:style>
    <style:style style:name="P9" style:family="paragraph" style:parent-style-name="Text_20_body">
      <style:text-properties officeooo:rsid="0024c890" officeooo:paragraph-rsid="0024c890"/>
    </style:style>
    <style:style style:name="P10" style:family="paragraph" style:parent-style-name="Text_20_body">
      <style:text-properties officeooo:rsid="0028146c" officeooo:paragraph-rsid="0028146c"/>
    </style:style>
    <style:style style:name="P11" style:family="paragraph" style:parent-style-name="Text_20_body">
      <style:text-properties officeooo:rsid="002900b5" officeooo:paragraph-rsid="002900b5"/>
    </style:style>
    <style:style style:name="P12" style:family="paragraph" style:parent-style-name="Text_20_body">
      <style:paragraph-properties fo:text-align="center" style:justify-single-word="false"/>
      <style:text-properties style:font-name="Courier New" officeooo:rsid="002900b5" officeooo:paragraph-rsid="002900b5"/>
    </style:style>
    <style:style style:name="P13" style:family="paragraph" style:parent-style-name="Text_20_body">
      <style:text-properties officeooo:paragraph-rsid="0029ea5a"/>
    </style:style>
    <style:style style:name="P14" style:family="paragraph" style:parent-style-name="Text_20_body">
      <style:text-properties officeooo:rsid="001edad5" officeooo:paragraph-rsid="001edad5"/>
    </style:style>
    <style:style style:name="P15" style:family="paragraph" style:parent-style-name="Text_20_body">
      <style:text-properties officeooo:rsid="002a78b1" officeooo:paragraph-rsid="002a78b1"/>
    </style:style>
    <style:style style:name="P16" style:family="paragraph" style:parent-style-name="Text_20_body">
      <style:text-properties officeooo:rsid="00274a76" officeooo:paragraph-rsid="00274a76"/>
    </style:style>
    <style:style style:name="P17" style:family="paragraph" style:parent-style-name="Text_20_body">
      <style:text-properties fo:font-size="11pt" officeooo:rsid="00274a76" officeooo:paragraph-rsid="00274a76" style:font-size-asian="9.60000038146973pt" style:font-size-complex="11pt"/>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Subtitle">
      <style:text-properties officeooo:rsid="001a1ceb" officeooo:paragraph-rsid="001a1ceb"/>
    </style:style>
    <style:style style:name="P21" style:family="paragraph" style:parent-style-name="Subtitle">
      <style:text-properties officeooo:rsid="0024c890" officeooo:paragraph-rsid="0024c890"/>
    </style:style>
    <style:style style:name="P22" style:family="paragraph" style:parent-style-name="Table_20_Contents">
      <style:text-properties style:font-name="Arial1" fo:font-size="11pt" style:font-size-asian="10.5pt"/>
    </style:style>
    <style:style style:name="P23" style:family="paragraph" style:parent-style-name="Table_20_Contents">
      <style:text-properties style:font-name="Arial1" fo:font-size="11pt" officeooo:rsid="002952d9" officeooo:paragraph-rsid="002952d9" style:font-size-asian="10.5pt"/>
    </style:style>
    <style:style style:name="P24" style:family="paragraph" style:parent-style-name="Table_20_Contents">
      <style:text-properties style:font-name="Arial1" fo:font-size="11pt" officeooo:rsid="002b8508" officeooo:paragraph-rsid="002b8508" style:font-size-asian="10.5pt"/>
    </style:style>
    <style:style style:name="P25" style:family="paragraph" style:parent-style-name="Table_20_Contents">
      <style:text-properties style:font-name="Arial1" fo:font-size="11pt" officeooo:rsid="002b8508" officeooo:paragraph-rsid="002bd2f5" style:font-size-asian="10.5pt"/>
    </style:style>
    <style:style style:name="P26" style:family="paragraph" style:parent-style-name="Table_20_Contents">
      <style:text-properties style:font-name="Arial1" fo:font-size="11pt" officeooo:rsid="002bd2f5" officeooo:paragraph-rsid="002bd2f5" style:font-size-asian="10.5pt"/>
    </style:style>
    <style:style style:name="P27" style:family="paragraph" style:parent-style-name="Table_20_Contents">
      <style:text-properties style:font-name="Arial1" fo:font-size="11pt" officeooo:rsid="002e7ce1" officeooo:paragraph-rsid="002e7ce1" style:font-size-asian="10.5pt"/>
    </style:style>
    <style:style style:name="P28" style:family="paragraph" style:parent-style-name="Table_20_Contents">
      <style:paragraph-properties fo:text-align="center" style:justify-single-word="false"/>
      <style:text-properties style:font-name="Arial1" fo:font-size="11pt" fo:font-weight="bold" officeooo:rsid="002b8508" officeooo:paragraph-rsid="002b8508" style:font-size-asian="10.5pt" style:font-weight-asian="bold" style:font-weight-complex="bold"/>
    </style:style>
    <style:style style:name="P29" style:family="paragraph" style:parent-style-name="Table_20_Contents">
      <style:text-properties style:font-name="Arial1" fo:font-size="9pt" officeooo:rsid="002d3860" officeooo:paragraph-rsid="002d3860" style:font-size-asian="9pt" style:font-size-complex="9pt"/>
    </style:style>
    <style:style style:name="P30" style:family="paragraph" style:parent-style-name="Table_20_Contents">
      <style:paragraph-properties fo:text-align="center" style:justify-single-word="false"/>
      <style:text-properties style:font-name="Arial1" fo:font-size="9pt" fo:font-style="italic" fo:font-weight="bold" officeooo:rsid="002d3860" officeooo:paragraph-rsid="002d3860" style:font-size-asian="9pt" style:font-style-asian="italic" style:font-weight-asian="bold" style:font-size-complex="9pt" style:font-style-complex="italic" style:font-weight-complex="bold"/>
    </style:style>
    <style:style style:name="P31" style:family="paragraph" style:parent-style-name="Table_20_Contents">
      <style:text-properties style:font-name="Courier New" fo:font-size="9pt" officeooo:rsid="002d3860" officeooo:paragraph-rsid="002d3860" style:font-size-asian="9pt" style:font-size-complex="9pt"/>
    </style:style>
    <style:style style:name="P32" style:family="paragraph" style:parent-style-name="Table_20_Contents">
      <style:text-properties style:font-name="Courier New" fo:font-size="9pt" officeooo:rsid="002e7ce1" officeooo:paragraph-rsid="002e7ce1" style:font-size-asian="9pt" style:font-size-complex="9pt"/>
    </style:style>
    <style:style style:name="P33" style:family="paragraph" style:parent-style-name="Footnote">
      <style:text-properties officeooo:rsid="002952d9" officeooo:paragraph-rsid="002952d9"/>
    </style:style>
    <style:style style:name="P34" style:family="paragraph" style:parent-style-name="Footnote">
      <style:text-properties officeooo:rsid="002a78b1" officeooo:paragraph-rsid="002a78b1"/>
    </style:style>
    <style:style style:name="P35" style:family="paragraph" style:parent-style-name="Text_20_body" style:list-style-name="L1">
      <style:text-properties officeooo:rsid="0020e5bf" officeooo:paragraph-rsid="00223fa9"/>
    </style:style>
    <style:style style:name="P36" style:family="paragraph" style:parent-style-name="Text_20_body" style:list-style-name="L1">
      <style:text-properties officeooo:rsid="00223fa9" officeooo:paragraph-rsid="00223fa9"/>
    </style:style>
    <style:style style:name="P37" style:family="paragraph" style:parent-style-name="Text_20_body" style:list-style-name="L2">
      <style:text-properties officeooo:rsid="001c1bab" officeooo:paragraph-rsid="001c1bab"/>
    </style:style>
    <style:style style:name="P38" style:family="paragraph" style:parent-style-name="Text_20_body" style:list-style-name="L2">
      <style:text-properties officeooo:rsid="001d5d3e" officeooo:paragraph-rsid="001d5d3e"/>
    </style:style>
    <style:style style:name="P39" style:family="paragraph" style:parent-style-name="Text_20_body" style:list-style-name="L2">
      <style:text-properties officeooo:rsid="001d5d3e" officeooo:paragraph-rsid="002952d9"/>
    </style:style>
    <style:style style:name="P40" style:family="paragraph" style:parent-style-name="Text_20_body" style:list-style-name="L2">
      <style:text-properties officeooo:rsid="002952d9" officeooo:paragraph-rsid="002952d9"/>
    </style:style>
    <style:style style:name="P41" style:family="paragraph" style:parent-style-name="Heading_20_2">
      <style:text-properties officeooo:rsid="00232ebe" officeooo:paragraph-rsid="00232ebe"/>
    </style:style>
    <style:style style:name="P42" style:family="paragraph" style:parent-style-name="Heading_20_2">
      <style:text-properties officeooo:rsid="001c1bab" officeooo:paragraph-rsid="001c1bab"/>
    </style:style>
    <style:style style:name="P43" style:family="paragraph" style:parent-style-name="Heading_20_2">
      <style:text-properties officeooo:rsid="00274a76" officeooo:paragraph-rsid="00274a76"/>
    </style:style>
    <style:style style:name="P44" style:family="paragraph" style:parent-style-name="Heading_20_2">
      <style:text-properties officeooo:rsid="0028146c" officeooo:paragraph-rsid="0028146c"/>
    </style:style>
    <style:style style:name="P45" style:family="paragraph" style:parent-style-name="Heading_20_1">
      <style:text-properties officeooo:rsid="001c1bab" officeooo:paragraph-rsid="001c1bab"/>
    </style:style>
    <style:style style:name="P46" style:family="paragraph" style:parent-style-name="Heading_20_1">
      <style:text-properties officeooo:rsid="001a1ceb" officeooo:paragraph-rsid="001a1ceb"/>
    </style:style>
    <style:style style:name="P47" style:family="paragraph" style:parent-style-name="Heading_20_3">
      <style:text-properties officeooo:rsid="002a78b1" officeooo:paragraph-rsid="002a78b1"/>
    </style:style>
    <style:style style:name="P48" style:family="paragraph" style:parent-style-name="Heading_20_3">
      <style:text-properties officeooo:rsid="0029ea5a" officeooo:paragraph-rsid="0029ea5a"/>
    </style:style>
    <style:style style:name="P49" style:family="paragraph" style:parent-style-name="Table_20_Contents">
      <style:text-properties style:font-name="Arial1" fo:font-size="11pt" officeooo:rsid="002bd2f5" officeooo:paragraph-rsid="002bd2f5" style:font-size-asian="10.5pt"/>
    </style:style>
    <style:style style:name="T1" style:family="text">
      <style:text-properties style:font-name="Courier New"/>
    </style:style>
    <style:style style:name="T2" style:family="text">
      <style:text-properties style:font-name="Courier New" officeooo:rsid="00232ebe"/>
    </style:style>
    <style:style style:name="T3" style:family="text">
      <style:text-properties style:font-name="Courier New" officeooo:rsid="00223fa9"/>
    </style:style>
    <style:style style:name="T4" style:family="text">
      <style:text-properties style:font-name="Courier New" officeooo:rsid="002900b5"/>
    </style:style>
    <style:style style:name="T5" style:family="text">
      <style:text-properties officeooo:rsid="001d5d3e"/>
    </style:style>
    <style:style style:name="T6" style:family="text">
      <style:text-properties officeooo:rsid="00223fa9"/>
    </style:style>
    <style:style style:name="T7" style:family="text">
      <style:text-properties officeooo:rsid="00232ebe"/>
    </style:style>
    <style:style style:name="T8" style:family="text">
      <style:text-properties officeooo:rsid="0024c890"/>
    </style:style>
    <style:style style:name="T9" style:family="text">
      <style:text-properties officeooo:rsid="00274a76"/>
    </style:style>
    <style:style style:name="T10" style:family="text">
      <style:text-properties officeooo:rsid="002900b5"/>
    </style:style>
    <style:style style:name="T11" style:family="text">
      <style:text-properties officeooo:rsid="002952d9"/>
    </style:style>
    <style:style style:name="T12" style:family="text">
      <style:text-properties fo:color="#ff3333" officeooo:rsid="002988f6"/>
    </style:style>
    <style:style style:name="T13" style:family="text">
      <style:text-properties style:use-window-font-color="true" officeooo:rsid="0029ea5a"/>
    </style:style>
    <style:style style:name="T14" style:family="text">
      <style:text-properties style:use-window-font-color="true" officeooo:rsid="002988f6"/>
    </style:style>
    <style:style style:name="T15" style:family="text">
      <style:text-properties officeooo:rsid="002d3412"/>
    </style:style>
    <style:style style:name="T16" style:family="text">
      <style:text-properties officeooo:rsid="002e7df7"/>
    </style:style>
    <style:style style:name="T17" style:family="text">
      <style:text-properties officeooo:rsid="002fd91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MS Entwicklerhandbuch</text:p>
      <text:p text:style-name="P20">Dokumentation zu projektspezifischem <text:span text:style-name="T8">Programmcode</text:span></text:p>
      <text:p text:style-name="P21">von Stefan Keidel (Software Engineer, Whirl-I-Gig)</text:p>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9058_1722879757" text:style-name="Index_20_Link" text:visited-style-name="Index_20_Link">1 Einleitung<text:tab/>1</text:a></text:p>
          <text:p text:style-name="P18"><text:a xlink:type="simple" xlink:href="#__RefHeading__9060_1722879757" text:style-name="Index_20_Link" text:visited-style-name="Index_20_Link">1.1 Ziel des Dokuments<text:tab/>1</text:a></text:p>
          <text:p text:style-name="P18"><text:a xlink:type="simple" xlink:href="#__RefHeading__9062_1722879757" text:style-name="Index_20_Link" text:visited-style-name="Index_20_Link">1.2 Weitere Dokumente<text:tab/>1</text:a></text:p>
          <text:p text:style-name="P19"><text:a xlink:type="simple" xlink:href="#__RefHeading__7285_1722879757" text:style-name="Index_20_Link" text:visited-style-name="Index_20_Link">2 MMS Import Tools<text:tab/>1</text:a></text:p>
          <text:p text:style-name="P18"><text:a xlink:type="simple" xlink:href="#__RefHeading__9064_1722879757" text:style-name="Index_20_Link" text:visited-style-name="Index_20_Link">2.1 Steuerscript<text:tab/>1</text:a></text:p>
          <text:p text:style-name="P18"><text:a xlink:type="simple" xlink:href="#__RefHeading__9066_1722879757" text:style-name="Index_20_Link" text:visited-style-name="Index_20_Link">2.2 Dispatcher<text:tab/>1</text:a></text:p>
          <text:p text:style-name="P18"><text:a xlink:type="simple" xlink:href="#__RefHeading__9068_1722879757" text:style-name="Index_20_Link" text:visited-style-name="Index_20_Link">2.3 Plausibilitätsüberprüfung der eingehenden Daten<text:tab/>2</text:a></text:p>
          <text:p text:style-name="P19"><text:a xlink:type="simple" xlink:href="#__RefHeading__7287_1722879757" text:style-name="Index_20_Link" text:visited-style-name="Index_20_Link">3 MMS Applikationsplugin<text:tab/>3</text:a></text:p>
        </text:index-body>
      </text:table-of-content>
      <text:p text:style-name="P3"/>
      <text:h text:style-name="P45" text:outline-level="1"><text:bookmark-start text:name="__RefHeading__9058_1722879757"/>Einleitung<text:bookmark-end text:name="__RefHeading__9058_1722879757"/></text:h>
      <text:h text:style-name="P41" text:outline-level="2"><text:bookmark-start text:name="__RefHeading__9060_1722879757"/>Ziel des Dokuments<text:bookmark-end text:name="__RefHeading__9060_1722879757"/></text:h>
      <text:h text:style-name="P41" text:outline-level="2"><text:bookmark-start text:name="__RefHeading__9062_1722879757"/>Weitere Dokumente<text:bookmark-end text:name="__RefHeading__9062_1722879757"/></text:h>
      <text:h text:style-name="P46" text:outline-level="1"><text:bookmark-start text:name="__RefHeading__7285_1722879757"/>MMS Import Tools<text:bookmark-end text:name="__RefHeading__7285_1722879757"/></text:h>
      <text:p text:style-name="P6">Um einerseits existierende Daten aus Bestandsdatenbanken in die neue CollectiveAccess-basierte Lösung zu importieren und andererseits das schnelle Einpflegen größerer Datenmengen zu ermöglichen wurde eine Scriptsammlung <text:span text:style-name="T10">implementiert</text:span>, die verschiedene Arten von Importen realisiert. Zum Design des gesamten Prozesses sei auf das Fachkonzept <text:span text:style-name="T17">verwiesen</text:span>. Hier soll es nur um eine Beschreibung der Implementierung gehen.</text:p>
      <text:p text:style-name="P6">Die Scriptsammlung findet sich im Unterordner <text:span text:style-name="T1">lhm/</text:span><text:span text:style-name="T7"> des MMS GIT Repositories</text:span>. </text:p>
      <text:h text:style-name="Heading_20_2" text:outline-level="2"><text:bookmark-start text:name="__RefHeading__9064_1722879757"/>Steuerscript<text:bookmark-end text:name="__RefHeading__9064_1722879757"/></text:h>
      <text:p text:style-name="P7">Die Nutzerinteraktion wird mit dem Steuerscript <text:span text:style-name="T1">lhm_mms_import</text:span> hergestellt. Hier werden die Kommandozeilen-Parameter mit Hilfe von <text:span text:style-name="T1">Zend_Console</text:span><text:span text:style-name="T2">_Getopt</text:span><text:span text:style-name="T7"><text:note text:id="ftn1" text:note-class="footnote"><text:note-citation>1</text:note-citation><text:note-body><text:p text:style-name="Footnote"><text:a xlink:type="simple" xlink:href="http://framework.zend.com/manual/1.12/en/zend.console.getopt.rules.html" text:style-name="Internet_20_link" text:visited-style-name="Visited_20_Internet_20_Link"><text:span text:style-name="T7">http://framework.zend.com/manual/1.12/en/zend.console.getopt.rules.html</text:span></text:a><text:span text:style-name="T7">, abgerufen am 27.5.2014</text:span></text:p></text:note-body></text:note></text:span> geparst, die Protokollierung mit <text:span text:style-name="T1">Zend_Log</text:span><text:note text:id="ftn2" text:note-class="footnote"><text:note-citation>2</text:note-citation><text:note-body><text:p text:style-name="Footnote"><text:a xlink:type="simple" xlink:href="http://framework.zend.com/manual/1.12/en/zend.log.html" text:style-name="Internet_20_link" text:visited-style-name="Visited_20_Internet_20_Link"><text:span text:style-name="T7">http://framework.zend.com/manual/1.12/en/zend.log.html</text:span></text:a><text:span text:style-name="T7">, abgerufen am 27.5.2014</text:span></text:p></text:note-body></text:note> eingerichtet und Hilfeausgaben realisiert. Wird ein (existierender) Unterbefehl angefragt, wird dieser an den <text:span text:style-name="T1">Dispatcher</text:span> (siehe unten) weitergeleitet.</text:p>
      <text:p text:style-name="P8">Im Steuerscript werden ebenfalls die für alle Unterbefehle gültigen Kommandozeilenparameter validiert und umgesetzt. Das betrifft <text:span text:style-name="T10">z.B. </text:span>das Logging <text:span text:style-name="T10">oder die Auswahl des Import-Typs beim Plausibilitätscheck.</text:span></text:p>
      <text:h text:style-name="Heading_20_2" text:outline-level="2"><text:bookmark-start text:name="__RefHeading__9066_1722879757"/><text:soft-page-break/>Dispatcher<text:bookmark-end text:name="__RefHeading__9066_1722879757"/></text:h>
      <text:p text:style-name="P7">Der Dispatcher ist eine PHP-Klasse mit ausschließlich statischen Methoden und befindet sich in <text:span text:style-name="T1">lhm/lib/Dispatcher.php</text:span>. Aus der Methodenliste dieser Klasse extrahiert sich das Steuerscript</text:p>
      <text:list xml:id="list3550154995953277958" text:style-name="L1">
        <text:list-item>
          <text:p text:style-name="P35"><text:span text:style-name="T6">D</text:span>ie verfügbaren Unterbefehle<text:span text:style-name="T6">. Das sind alle </text:span>Methoden ohne Suffix und mit den geparsten Kommandozeilen <text:span text:style-name="T6">Optionen</text:span> als<text:span text:style-name="T6"> </text:span><text:span text:style-name="T3">Zend_Console_Getopt</text:span><text:span text:style-name="T6"> Objekt als einzigem Parameter</text:span>, z.B. <text:span text:style-name="T1">objects(</text:span><text:span text:style-name="T3">$o_opts</text:span><text:span text:style-name="T1">)</text:span><text:span text:style-name="T6">. Jede Import-Art hat ihren eigenen Unterbefehl.</text:span></text:p>
        </text:list-item>
        <text:list-item>
          <text:p text:style-name="P36">Die verfügbaren Optionen für die einzelnen Unterbefehle. Diese werden als <text:span text:style-name="T1">Zend_Console_Getopt</text:span> konformes Array von den Funktionen <text:span text:style-name="T1">&lt;Unterbefehl&gt;ParamList</text:span> zurückgegeben, z.B. <text:span text:style-name="T1">objectsParamList()</text:span>.</text:p>
        </text:list-item>
        <text:list-item>
          <text:p text:style-name="P36">Hilfeausgaben für die einzelnen Unterbefehle. Hier werden von den Funktionen <text:span text:style-name="T1">&lt;Unterbefehl&gt;Help</text:span> einfache Strings mit Anweisungen zur Funktion des Unterbefehls zurückgegeben, z.B. <text:span text:style-name="T1">objectsHelp()</text:span>.</text:p>
        </text:list-item>
      </text:list>
      <text:p text:style-name="P8">Wird vom Steuerscript ein valider Unterbefehl erkannt, ruft dieses die entsprechende statische Methode im Dispatcher auf und übergibt dabei die Kommandozeilenparameter. Im Dispatcher werden dann die Unterbefehl-spezifischen Parameter validiert und dann die Funktionen zur Plausibilitätsüberprüfung und zur Ausführung des jeweiligen Unterbefehls aufgerufen.</text:p>
      <text:h text:style-name="P42" text:outline-level="2"><text:bookmark-start text:name="__RefHeading__9068_1722879757"/>Plausibilitätsüberprüfung der eingehenden Daten<text:bookmark-end text:name="__RefHeading__9068_1722879757"/></text:h>
      <text:p text:style-name="P5">Jeder der Unterbefehle <text:span text:style-name="T9">(und damit jeder der Importypen) </text:span>nimmt als Parameter ein Spreadsheet mit den zu importierenden Daten entgegen. Bevor irgendwelche Aktionen auf der Datenbank ausgeführt werden, <text:span text:style-name="T10">muss laut fachlichem Prozess eine</text:span> Plausibilitätsüberprüfung durchgeführt <text:span text:style-name="T10">werden</text:span>, die versucht sicherzustellen, dass die eingehenden Daten dem erwarteten Format entsprechen.</text:p>
      <text:p text:style-name="P11">Auf Grund von Performance-Erwägungen verzichten wir darauf, den Plausibilitätscheck vor jedem Import automatisch auszuführen. PHP Script tendieren dazu, mit der Zeit immer mehr Speicher zu verbrauchen und auf Grund des mangelhaften Speichermanagements nicht linear zu skalieren. Aus diesem Grund wird versucht, logisch getrennte Aktionen auch möglichst in getrennten Scriptaufrufen zu realisieren.</text:p>
      <text:p text:style-name="P5">Die Implementierung <text:span text:style-name="T10">des</text:span> <text:span text:style-name="T10">Checks</text:span> findet sich in <text:span text:style-name="T1">lhm/lib/</text:span><text:span text:style-name="T4">SanitCheck</text:span><text:span text:style-name="T1">.php</text:span>. <text:span text:style-name="T10">Auch hierbei handelt es sich um eine klasse mit ausschließlich statischen Methoden. Relevant sind vor allem die </text:span><text:span text:style-name="T4">init()</text:span><text:span text:style-name="T10"> und </text:span><text:span text:style-name="T4">doCheck()</text:span><text:span text:style-name="T10"> Methoden. i</text:span><text:span text:style-name="T4">nit()</text:span><text:span text:style-name="T10"> erhält keine Parameter und initialisiert lediglich (falls noch nicht geschehen) die Konfiguration des Plausibilitätschecks, i.e. die Beschreibung, welche Checks für welche Spalten welches Import-Typs auszuführen sind. Die Methode doCheck führt den eigentlichen Plausibilitätscheck aus und hat folgende Signatur:</text:span></text:p>
      <text:p text:style-name="P12">static public function doCheck($ps_xlsx, $ps_type)</text:p>
      <text:p text:style-name="P5">Ü<text:span text:style-name="T10">bergeben werden der Dateiname der zu prüfenden Excel/ODS Tabelle und der Import-Typ. Mögliche Werte für den Import-Typ Parameter ergeben sich aus den Schlüsseln des Konfigurations-Arrays für den Check: lots, entities, exhibitions, object-groups, media, media-uuid, keywords, storage-locations, objects und objects-update.</text:span></text:p>
      <text:p text:style-name="P4">Überprüft werden folgende Kriterien:</text:p>
      <text:list xml:id="list2178978592620324525" text:style-name="L2">
        <text:list-item>
          <text:p text:style-name="P37">MIME-Typ der Datei. <text:span text:style-name="T1">mime_content_type</text:span><text:span text:style-name="T1"><text:note text:id="ftn3" text:note-class="footnote"><text:note-citation>3</text:note-citation><text:note-body><text:p text:style-name="Footnote"><text:a xlink:type="simple" xlink:href="http://php.net/manual/en/function.mime-content-type.php" text:style-name="Internet_20_link" text:visited-style-name="Visited_20_Internet_20_Link"><text:span text:style-name="T10">http://php.net/manual/en/function.mime-content-type.php</text:span></text:a></text:p></text:note-body></text:note></text:span> sollte <text:span text:style-name="T1">application/vnd.ms-office</text:span>, <text:span text:style-name="T1">application/octet-stream</text:span> oder <text:span text:style-name="T1">application/vnd.oasis.opendocument.spreadsheet</text:span> zurückgeben</text:p>
        </text:list-item>
        <text:list-item>
          <text:p text:style-name="P37">Lässt sich die Datei mit PHPExcel<text:note text:id="ftn4" text:note-class="footnote"><text:note-citation>4</text:note-citation><text:note-body><text:p text:style-name="Footnote"><text:a xlink:type="simple" xlink:href="https://phpexcel.codeplex.com/" text:style-name="Internet_20_link" text:visited-style-name="Visited_20_Internet_20_Link"><text:span text:style-name="T7">https://phpexcel.codeplex.com/</text:span></text:a><text:span text:style-name="T7">, abgerufen am 27.5.2014</text:span></text:p></text:note-body></text:note> laden? (Existiert die Datei, ist sie lesbar und ist sie ein valides Spreadsheet-Dokument ods/xls/xlsx?<text:span text:style-name="T5"> Existiert ein valides Tabellenblatt?</text:span>)</text:p>
        </text:list-item>
        <text:list-item>
          <text:p text:style-name="P38"><text:soft-page-break/>Enthält das Sheet Daten? Hierbei wird die Anzahl der nichtleeren Zeilen minus die erwartete Anzahl der Kopfzeilen/Überschriften <text:span text:style-name="T10">aus der Konfiguration </text:span>ausgewertet.</text:p>
        </text:list-item>
        <text:list-item>
          <text:p text:style-name="P38">Stimmt die Anzahl der Spalten mit der erwarteten Anzahl überein?</text:p>
        </text:list-item>
        <text:list-item>
          <text:p text:style-name="P38">Enthalten alle Pflicht-Spalten Daten?</text:p>
        </text:list-item>
        <text:list-item>
          <text:p text:style-name="P38">Gibt es in Spalten, die eindeutige Daten enthalten sollen (IDs o.ä.) Duplikate?</text:p>
        </text:list-item>
        <text:list-item>
          <text:p text:style-name="P40">Werden alle Anforderungen an Primärschlüssel-Spalten eingehalten? (Sind die Werte Zahlen? Gibt es in der Datenbank bereits einen Datensatz mit diesem Primärschlüssel? Sind alle Werte größer als der bisherige größte Schlüssel?<text:note text:id="ftn5" text:note-class="footnote"><text:note-citation>5</text:note-citation><text:note-body><text:p text:style-name="P33">Da die MySQL-Primärschlüssel Spalten von CollectiveAccess alle auf „autoincrement“ gesetzt sind, müssen wir mit ALTER TABLE &lt;tabelle&gt; AUTO_INCREMENT = &lt;wert&gt; arbeiten. Man kann diesen Pointer aber nur auf einen größeren Wert als den aktuellen setzen. Daher müssen alle selbst gesetzten Primärschlüssel-Werte streng monoton steigend sein.</text:p></text:note-body></text:note>)</text:p>
        </text:list-item>
        <text:list-item>
          <text:p text:style-name="P40">Enthalten Spalten, die als streng monoton steigend markiert sind nur streng monoton steigende Werte? Hier wird nicht mit den existierenden DB-Werten verglichen, sondern nur innerhalb der aktuellen Import-Tabelle.</text:p>
        </text:list-item>
        <text:list-item>
          <text:p text:style-name="P39">Für einige Spalten gibt es explizite Wertelisten. Gibt es Werte, die nicht in der vorgegebenen Liste sind <text:span text:style-name="T11">(Check gegen eine statische Werteliste)</text:span>?</text:p>
        </text:list-item>
        <text:list-item>
          <text:p text:style-name="P40">Enthalten Spalten, die Listenfelder in CollectiveAccess referenzieren auch nur valide Listenwerte (Check gegen die Datenbank)?</text:p>
        </text:list-item>
        <text:list-item>
          <text:p text:style-name="P38">Enthalten Spalten für Datumsfelder wirklich nur parse-bare Datumsangaben?</text:p>
        </text:list-item>
        <text:list-item>
          <text:p text:style-name="P38">Enthalten Spalten, für die Beziehungen zu existierenden Datensätzen erstellt werden sollen (z.B. Künstler bei Objekten) nur korrekte Referenzen auf existierende Datensätze?</text:p>
        </text:list-item>
        <text:list-item>
          <text:p text:style-name="P38">Einige Spalten werden gegen reguläre Ausdrücke ausgewertet, z.B. Entsprechen alle Werte dem vorgegebenen Ausdruck?</text:p>
        </text:list-item>
        <text:list-item>
          <text:p text:style-name="P40">Prüfung von Multivalue Bundles. Es gibt Fälle, in denen 2 oder mehr unabhängige Spalten in CollectiveAccess ein „Bundle“ ergeben, also einen Verbund aus mehreren Feldern, der sich nur als solcher wiederholen lässt. In einigen Fällen erlauben die Import-Tabellen das Setzen von mehreren semikolon-getrennten Werten für solche Bundles. Hier wird geprüft, ob nach Trennung für jedes „Unterfeld“ der aufgelisteten Felder gleich viele Werte existieren. Beispiel mit einem Bundle aus Versicherungswert und -datum: </text:p>
          <text:p text:style-name="P40"/>
        </text:list-item>
      </text:list>
      <table:table table:name="Table1" table:style-name="Table1">
        <table:table-column table:style-name="Table1.A" table:number-columns-repeated="3"/>
        <table:table-row>
          <table:table-cell table:style-name="Table1.A1" office:value-type="string">
            <text:p text:style-name="P22"/>
          </table:table-cell>
          <table:table-cell table:style-name="Table1.A1" office:value-type="string">
            <text:p text:style-name="P23">Versicherungswert</text:p>
          </table:table-cell>
          <table:table-cell table:style-name="Table1.C1" office:value-type="string">
            <text:p text:style-name="P23">Versicherungsdatum</text:p>
          </table:table-cell>
        </table:table-row>
        <table:table-row>
          <table:table-cell table:style-name="Table1.A2" office:value-type="string">
            <text:p text:style-name="P23">okay</text:p>
          </table:table-cell>
          <table:table-cell table:style-name="Table1.A2" office:value-type="string">
            <text:p text:style-name="P23">100 EUR; 200 EUR</text:p>
          </table:table-cell>
          <table:table-cell table:style-name="Table1.C2" office:value-type="string">
            <text:p text:style-name="P23">1.1.1990; 1.1.2014</text:p>
          </table:table-cell>
        </table:table-row>
        <table:table-row>
          <table:table-cell table:style-name="Table1.A2" office:value-type="string">
            <text:p text:style-name="P23">Nicht okay! (3 und 2 Werte)</text:p>
          </table:table-cell>
          <table:table-cell table:style-name="Table1.A2" office:value-type="string">
            <text:p text:style-name="P23">100 EUR; 200 EUR, 300 EUR</text:p>
          </table:table-cell>
          <table:table-cell table:style-name="Table1.C2" office:value-type="string">
            <text:p text:style-name="P23">1.1.1990; 1.1.2014</text:p>
          </table:table-cell>
        </table:table-row>
      </table:table>
      <text:list xml:id="list154115439395188" text:continue-numbering="true" text:style-name="L2">
        <text:list-header>
          <text:p text:style-name="P40"/>
        </text:list-header>
        <text:list-item>
          <text:p text:style-name="P40">Prüfung von Währungs-Spalten. Sind wirklich nur valide Währungsangaben enthalten? Prüfung erfolgt mittels <text:span text:style-name="T1">Zend_Locale_Format</text:span><text:span text:style-name="T1"><text:note text:id="ftn6" text:note-class="footnote"><text:note-citation>6</text:note-citation><text:note-body><text:p text:style-name="P33"><text:a xlink:type="simple" xlink:href="http://framework.zend.com/manual/1.12/en/zend.locale.parsing.html" text:style-name="Internet_20_link" text:visited-style-name="Visited_20_Internet_20_Link">http://framework.zend.com/manual/1.12/en/zend.locale.parsing.html</text:a>, abgerufen 24.10.2014</text:p></text:note-body></text:note></text:span>. Damit wird sichergestellt, dass wirklich nur korrekte Dezimalwerte erlaubt werden (1.000.00,23 EUR, aber nicht 1,000.000,00 EUR).</text:p>
        </text:list-item>
        <text:list-item>
          <text:p text:style-name="P40">„Custom Checks“. Eine Reihe von speziellen Prüfungen ließen sich nicht so schön verallgemeinern wie die obige Liste. Das betrifft zum Beispiel Kontextabhängigkeiten zwischen 2 Spalten (wenn Spalte A=X, dann muss Spalte B=Y oder Z sein) oder Entweder-Oder-Pflichtspalten, wo entweder Spalte A oder B einen Wert enthalten muss, aber nicht beide. Für eine konkrete Liste siehe<text:span text:style-name="T12"> </text:span><text:span text:style-name="T13">Sektion </text:span><text:span text:style-name="T14"><text:bookmark-ref text:reference-format="chapter" text:ref-name="__RefHeading__5864_1614256986">2.3.2</text:bookmark-ref></text:span><text:span text:style-name="T14">.</text:span></text:p>
        </text:list-item>
      </text:list>
      <text:p text:style-name="P14">Schlägt einer dieser Tests fehl, wird eine Nachricht mit dem Level <text:span text:style-name="T1">ERR</text:span> protokolliert und die Prüfung (und damit der Import) abgebrochen. </text:p>
      <text:h text:style-name="P47" text:outline-level="3"><text:soft-page-break/>Konfiguration</text:h>
      <text:p text:style-name="P15">Die aktuelle Konfiguration für den Plausibilitätscheck findet sich als Gist auf GitHub<text:note text:id="ftn7" text:note-class="footnote"><text:note-citation>7</text:note-citation><text:note-body><text:p text:style-name="P34">https://gist.github.com/skeidel/3259c75c357d3719f46e</text:p></text:note-body></text:note>.</text:p>
      <text:h text:style-name="P48" text:outline-level="3"><text:bookmark-start text:name="__RefHeading__5864_1614256986"/>Custom Checks<text:bookmark-end text:name="__RefHeading__5864_1614256986"/></text:h>
      <table:table table:name="Table2" table:style-name="Table2">
        <table:table-column table:style-name="Table2.A"/>
        <table:table-column table:style-name="Table2.B"/>
        <table:table-row>
          <table:table-cell table:style-name="Table2.A1" office:value-type="string">
            <text:p text:style-name="P28">Check Name</text:p>
          </table:table-cell>
          <table:table-cell table:style-name="Table2.B1" office:value-type="string">
            <text:p text:style-name="P28">Kurzbeschreibung</text:p>
          </table:table-cell>
        </table:table-row>
        <table:table-row>
          <table:table-cell table:style-name="Table2.A2" office:value-type="string">
            <text:p text:style-name="P24">checkLotsForLabelOrIdno</text:p>
          </table:table-cell>
          <table:table-cell table:style-name="Table2.B2" office:value-type="string">
            <text:p text:style-name="P25">Prüfe, ob Erwerbungen Label (SGL) ODER idno (SGL) haben. Eins von beidem muss für jede Zeile existieren.</text:p>
            <text:p text:style-name="P26">Benutzt checkSomethingForEitherOr</text:p>
          </table:table-cell>
        </table:table-row>
        <table:table-row>
          <table:table-cell table:style-name="Table2.A2" office:value-type="string">
            <text:p text:style-name="P26">checkEntitiesForLifeDates</text:p>
          </table:table-cell>
          <table:table-cell table:style-name="Table2.B2" office:value-type="string">
            <text:p text:style-name="P26">Prüfe, ob Entity Lebensdaten korrekt ausgefüllt sind (i.e. genau dann, wenn Text existiert, existiert auch rechnerisch)</text:p>
            <text:p text:style-name="P26">Benutzt checkSomethingForIfOneThenBoth</text:p>
          </table:table-cell>
        </table:table-row>
        <table:table-row>
          <table:table-cell table:style-name="Table2.A2" office:value-type="string">
            <text:p text:style-name="P26">checkObjectUpdateForDimensions</text:p>
          </table:table-cell>
          <table:table-cell table:style-name="Table2.B2" office:value-type="string">
            <text:p text:style-name="P26">Prüfe, ob Maße beim Objekt-Update korrekt ausgefüllt sind. Bedeutet, wenn Freitext, Höhe, Breite oder Tiefe gesetzt sind, muss auch Maß Art gesetzt sein.</text:p>
            <text:p text:style-name="P26">Benutzt checkSomethingForIfOneThenBoth</text:p>
          </table:table-cell>
        </table:table-row>
        <table:table-row>
          <table:table-cell table:style-name="Table2.A2" office:value-type="string">
            <text:p text:style-name="P26">checkObjectsForDisplayDates</text:p>
          </table:table-cell>
          <table:table-cell table:style-name="Table2.B2" office:value-type="string">
            <text:p text:style-name="P26">Prüfe, ob Objekt Datumsangaben korrekt ausgefüllt sind (i.e. genau dann, wenn Text existiert, existiert auch rechnerisch)</text:p>
            <text:p text:style-name="P26">Benutzt checkSomethingForIfOneThenBoth</text:p>
          </table:table-cell>
        </table:table-row>
        <table:table-row>
          <table:table-cell table:style-name="Table2.A2" office:value-type="string">
            <text:p text:style-name="P26">checkSomethingForEitherOr</text:p>
          </table:table-cell>
          <table:table-cell table:style-name="Table2.B2" office:value-type="string">
            <text:p text:style-name="P26">Prüfe, ob ein Sheet für jede Zeile außer dem Header einen Wert in mindestens einer von zwei gegebenen Spalten hat.</text:p>
          </table:table-cell>
        </table:table-row>
        <table:table-row>
          <table:table-cell table:style-name="Table2.A2" office:value-type="string">
            <text:p text:style-name="P26">checkSomethingForIfOneThenBoth</text:p>
          </table:table-cell>
          <table:table-cell table:style-name="Table2.B2" office:value-type="string">
            <text:p text:style-name="P26">Prüfe, ob bei einem Sheet für jede Zeile gilt: $pn_one hat genau dann einen Wert, wenn $pn_two einen hat.</text:p>
          </table:table-cell>
        </table:table-row>
        <table:table-row>
          <table:table-cell table:style-name="Table2.A2" office:value-type="string">
            <text:p text:style-name="P26">checkStorageLocationHeaders</text:p>
          </table:table-cell>
          <table:table-cell table:style-name="Table2.B2" office:value-type="string">
            <text:p text:style-name="P26">Prüfe, ob die Spaltenüberschriften bei Standort-Importen valide sind. Sie sollten auf existierende Standort-Typen verweisen</text:p>
          </table:table-cell>
        </table:table-row>
        <table:table-row>
          <table:table-cell table:style-name="Table2.A2" office:value-type="string">
            <text:p text:style-name="P26">checkStorageLocationIDNOConcatenation</text:p>
          </table:table-cell>
          <table:table-cell table:style-name="Table2.B2" office:value-type="string">
            <text:p text:style-name="P26">Prüft, ob die aus den einzelnen Bestandteilen zusammengesetzte Standort ID mit der vom Nutzer gesetzten in der ersten Spalte übereinstimmt.</text:p>
          </table:table-cell>
        </table:table-row>
        <table:table-row>
          <table:table-cell table:style-name="Table2.A2" office:value-type="string">
            <text:p text:style-name="P26">checkUUIDForMediaImport</text:p>
          </table:table-cell>
          <table:table-cell table:style-name="Table2.B2" office:value-type="string">
            <text:p text:style-name="P26">Prüft für UUID-Import-Modus des Medienimporters, für alle UUID Werte Objekte vorhanden sind</text:p>
          </table:table-cell>
        </table:table-row>
        <table:table-row>
          <table:table-cell table:style-name="Table2.A2" office:value-type="string">
            <text:p text:style-name="P26">checkFileExistsForMediaImport</text:p>
          </table:table-cell>
          <table:table-cell table:style-name="Table2.B2" office:value-type="string">
            <text:p text:style-name="P26">Prüft für Medienimporte, ob alle Dateien existieren, nicht bereits in der Datenbank vorhanden sind und sich vom Medienprozessor verarbeiten lassen (i.e. keine kaputten oder nicht unterstützten Files)</text:p>
          </table:table-cell>
        </table:table-row>
        <table:table-row>
          <table:table-cell table:style-name="Table2.A2" office:value-type="string">
            <text:p text:style-name="P26">checkObjectsForProperEntityDefs</text:p>
          </table:table-cell>
          <table:table-cell table:style-name="Table2.B2" office:value-type="string">
            <text:p text:style-name="P26">Prüft für Objektimporte, ob die Beziehungs-Definitionen für Entities okay sind. Für weitere Details zum erwarteten Format, siehe Import-Spezifikation (Matchingtabelle)</text:p>
          </table:table-cell>
        </table:table-row>
        <table:table-row>
          <table:table-cell table:style-name="Table2.A2" office:value-type="string">
            <text:p text:style-name="P26">checkObjectsForInsuranceDates</text:p>
          </table:table-cell>
          <table:table-cell table:style-name="Table2.B2" office:value-type="string">
            <text:p text:style-name="P26">Prüft, ob die Werte in der Spalte für <text:soft-page-break/>Versicherungsdatum alle korrekte CA-Daten sind. Da Versicherungsdaten ein Wiederholfeld sind, brauchen wir hier einen extra Check. Es handelt sich um das einzige Vorkommen, lohnt also nicht, das zu verallgemeinern.</text:p>
          </table:table-cell>
        </table:table-row>
        <table:table-row>
          <table:table-cell table:style-name="Table2.A2" office:value-type="string">
            <text:p text:style-name="P26">CheckObjectsForChangedCollection</text:p>
          </table:table-cell>
          <table:table-cell table:style-name="Table2.B2" office:value-type="string">
            <text:p text:style-name="P26">Prüft, ob sich für Objekte die zugeordnete Sammlung ändert und setzt einen Log-Eintrag falls das der Fall ist. Da es sich nicht um eine Abbruchbedingung handelt, wird hier immer 'true' zurückgegeben!</text:p>
          </table:table-cell>
        </table:table-row>
        <table:table-row>
          <table:table-cell table:style-name="Table2.A2" office:value-type="string">
            <text:p text:style-name="P26">checkKeywordTableForMandatoryFields</text:p>
          </table:table-cell>
          <table:table-cell table:style-name="Table2.B2" office:value-type="string">
            <text:p text:style-name="P26">Spezielle Überprüfung für Schlagworte. Hier ist es so, dass einzelne Spalten zu Pflichtspalten werden, wenn in einer Ebene Daten existieren. Für weitere Infos siehe Matchingtabelle/Importdefinition.</text:p>
          </table:table-cell>
        </table:table-row>
      </table:table>
      <text:p text:style-name="P13"/>
      <text:h text:style-name="P43" text:outline-level="2">Worker / Importe / Unterbefehle</text:h>
      <text:p text:style-name="P16">Nachdem im Dispatcher die Unterbefehl-spezifischen Kommandozeilenparameter geprüft wurden , wird die eigentliche Arbeiterfunktion aufgerufen, die in der Regel lediglich den Pfad zum Spreadsheet als Parameter erhalten. Der Übersicht halber wurden die Funktionen in einzelne Dateien aufgeteilt. <text:span text:style-name="T15">Streng genommen ist der Plausibilitätscheck übrigens ebenfalls ein hier einzuordnender Unterbefehl. Auf Grund des natürlichen Wachstums der Scriptsammlung sind die Benennungen nicht ganz einheitlich. Eine Übersicht findet sich in der folgenden Tabelle:</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Unterbefehl</text:p>
          </table:table-cell>
          <table:table-cell table:style-name="Table3.A1" office:value-type="string">
            <text:p text:style-name="P30">Import-Art</text:p>
          </table:table-cell>
          <table:table-cell table:style-name="Table3.A1" office:value-type="string">
            <text:p text:style-name="P30">Datei in lhm/lib</text:p>
          </table:table-cell>
          <table:table-cell table:style-name="Table3.D1" office:value-type="string">
            <text:p text:style-name="P30">Signatur der Funktion</text:p>
          </table:table-cell>
        </table:table-row>
        <table:table-row>
          <table:table-cell table:style-name="Table3.A2" office:value-type="string">
            <text:p text:style-name="P29">storage-locations</text:p>
          </table:table-cell>
          <table:table-cell table:style-name="Table3.A2" office:value-type="string">
            <text:p text:style-name="P29">Standorte</text:p>
          </table:table-cell>
          <table:table-cell table:style-name="Table3.A2" office:value-type="string">
            <text:p text:style-name="P29">storage_locations.php</text:p>
          </table:table-cell>
          <table:table-cell table:style-name="Table3.D2" office:value-type="string">
            <text:p text:style-name="P31">do_storage_location_import($ps_xlsx)</text:p>
          </table:table-cell>
        </table:table-row>
        <table:table-row>
          <table:table-cell table:style-name="Table3.A2" office:value-type="string">
            <text:p text:style-name="P29">keywords</text:p>
          </table:table-cell>
          <table:table-cell table:style-name="Table3.A2" office:value-type="string">
            <text:p text:style-name="P29">Schlagworte</text:p>
          </table:table-cell>
          <table:table-cell table:style-name="Table3.A2" office:value-type="string">
            <text:p text:style-name="P29">keywords.php</text:p>
          </table:table-cell>
          <table:table-cell table:style-name="Table3.D2" office:value-type="string">
            <text:p text:style-name="P31">keyword_import($ps_xlsx)</text:p>
          </table:table-cell>
        </table:table-row>
        <table:table-row>
          <table:table-cell table:style-name="Table3.A2" office:value-type="string">
            <text:p text:style-name="P29">media</text:p>
          </table:table-cell>
          <table:table-cell table:style-name="Table3.A2" office:value-type="string">
            <text:p text:style-name="P29">Medien/Objekt-ID</text:p>
          </table:table-cell>
          <table:table-cell table:style-name="Table3.A2" office:value-type="string">
            <text:p text:style-name="P29">media.php</text:p>
          </table:table-cell>
          <table:table-cell table:style-name="Table3.D2" office:value-type="string">
            <text:p text:style-name="P31">media_import($ps_xlsx, $ps_dir, $pb_uuid=false)</text:p>
          </table:table-cell>
        </table:table-row>
        <table:table-row>
          <table:table-cell table:style-name="Table3.A2" office:value-type="string">
            <text:p text:style-name="P29">media-uuid</text:p>
          </table:table-cell>
          <table:table-cell table:style-name="Table3.A2" office:value-type="string">
            <text:p text:style-name="P29">Medien/UUID</text:p>
          </table:table-cell>
          <table:table-cell table:style-name="Table3.A2" office:value-type="string">
            <text:p text:style-name="P29">media.php</text:p>
          </table:table-cell>
          <table:table-cell table:style-name="Table3.D2" office:value-type="string">
            <text:p text:style-name="P31">media_import($ps_xlsx, $ps_dir, $pb_uuid=true)</text:p>
          </table:table-cell>
        </table:table-row>
        <table:table-row>
          <table:table-cell table:style-name="Table3.A2" office:value-type="string">
            <text:p text:style-name="P29">objects-update</text:p>
          </table:table-cell>
          <table:table-cell table:style-name="Table3.A2" office:value-type="string">
            <text:p text:style-name="P29">Objekt-Update</text:p>
          </table:table-cell>
          <table:table-cell table:style-name="Table3.A2" office:value-type="string">
            <text:p text:style-name="P29">objects_update.php</text:p>
          </table:table-cell>
          <table:table-cell table:style-name="Table3.D2" office:value-type="string">
            <text:p text:style-name="P31">objects_update($ps_xlsx)</text:p>
          </table:table-cell>
        </table:table-row>
        <table:table-row>
          <table:table-cell table:style-name="Table3.A2" office:value-type="string">
            <text:p text:style-name="P29">objects</text:p>
          </table:table-cell>
          <table:table-cell table:style-name="Table3.A2" office:value-type="string">
            <text:p text:style-name="P29">Objekt-Insert</text:p>
          </table:table-cell>
          <table:table-cell table:style-name="Table3.A2" office:value-type="string">
            <text:p text:style-name="P29">objects.php</text:p>
          </table:table-cell>
          <table:table-cell table:style-name="Table3.D2" office:value-type="string">
            <text:p text:style-name="P31">objects_import($ps_xlsx)</text:p>
          </table:table-cell>
        </table:table-row>
        <table:table-row>
          <table:table-cell table:style-name="Table3.A2" office:value-type="string">
            <text:p text:style-name="P29">lots</text:p>
          </table:table-cell>
          <table:table-cell table:style-name="Table3.A2" office:value-type="string">
            <text:p text:style-name="P29">Erwerbungen</text:p>
          </table:table-cell>
          <table:table-cell table:style-name="Table3.A2" office:value-type="string">
            <text:p text:style-name="P29">lots.php</text:p>
          </table:table-cell>
          <table:table-cell table:style-name="Table3.D2" office:value-type="string">
            <text:p text:style-name="P31">lots_import($ps_xlsx)</text:p>
          </table:table-cell>
        </table:table-row>
        <table:table-row>
          <table:table-cell table:style-name="Table3.A2" office:value-type="string">
            <text:p text:style-name="P29">entities</text:p>
          </table:table-cell>
          <table:table-cell table:style-name="Table3.A2" office:value-type="string">
            <text:p text:style-name="P29">Personen</text:p>
          </table:table-cell>
          <table:table-cell table:style-name="Table3.A2" office:value-type="string">
            <text:p text:style-name="P29">entities.php</text:p>
          </table:table-cell>
          <table:table-cell table:style-name="Table3.D2" office:value-type="string">
            <text:p text:style-name="P31">entities_import($ps_xlsx)</text:p>
          </table:table-cell>
        </table:table-row>
        <table:table-row>
          <table:table-cell table:style-name="Table3.A2" office:value-type="string">
            <text:p text:style-name="P29">exhibitions</text:p>
          </table:table-cell>
          <table:table-cell table:style-name="Table3.A2" office:value-type="string">
            <text:p text:style-name="P29">Ausstellungen</text:p>
          </table:table-cell>
          <table:table-cell table:style-name="Table3.A2" office:value-type="string">
            <text:p text:style-name="P29">exhibits.php</text:p>
          </table:table-cell>
          <table:table-cell table:style-name="Table3.D2" office:value-type="string">
            <text:p text:style-name="P31">exhibit_import($ps_xlsx)</text:p>
          </table:table-cell>
        </table:table-row>
        <table:table-row>
          <table:table-cell table:style-name="Table3.A2" office:value-type="string">
            <text:p text:style-name="P29">object-groups</text:p>
          </table:table-cell>
          <table:table-cell table:style-name="Table3.A2" office:value-type="string">
            <text:p text:style-name="P29">Objektgruppen</text:p>
          </table:table-cell>
          <table:table-cell table:style-name="Table3.A2" office:value-type="string">
            <text:p text:style-name="P29">object_groups.php</text:p>
          </table:table-cell>
          <table:table-cell table:style-name="Table3.D2" office:value-type="string">
            <text:p text:style-name="P31">object_group_import($ps_xlsx)</text:p>
          </table:table-cell>
        </table:table-row>
        <table:table-row>
          <table:table-cell table:style-name="Table3.A2" office:value-type="string">
            <text:p text:style-name="P29">sanity</text:p>
          </table:table-cell>
          <table:table-cell table:style-name="Table3.A2" office:value-type="string">
            <text:p text:style-name="P29">Plausibilitätscheck</text:p>
          </table:table-cell>
          <table:table-cell table:style-name="Table3.A2" office:value-type="string">
            <text:p text:style-name="P29">SanityCheck.php</text:p>
          </table:table-cell>
          <table:table-cell table:style-name="Table3.D2" office:value-type="string">
            <text:p text:style-name="P31">doCheck($ps_xlsx, $ps_type)</text:p>
          </table:table-cell>
        </table:table-row>
      </table:table>
      <text:p text:style-name="P17"/>
      <text:p text:style-name="P17"/>
      <text:h text:style-name="P44" text:outline-level="2">Utilities</text:h>
      <text:p text:style-name="P10">In <text:span text:style-name="T1">lhm/lib/common.php</text:span> wurden einige globale Funktionen ausgelagert, die immer wieder gebraucht werden, und bei denen es ggf. Sinn ergibt, einen globalen Cache vorzuhalten. </text:p>
      <text:p text:style-name="P10">Das betrifft z.B. das Laden von Dateien mit PHPExcel. Für einen beliebigen Import laden wir die Dateien in einem Programmdurchlauf <text:span text:style-name="T15">gegebenenfalls </text:span>mehrfach als PHPExcel Objekt. Da dies ein sehr zeitaufwändiger Prozess ist, <text:span text:style-name="T15">C</text:span>achen wir das Ergebnis (das PHPExcel Objekt) hier in einem globalen Array. Wird die Funktion also für die selbe Datei ein 2. mal aufgerufen, wird das gecachte Objekt zurückgegeben. Das selbe Verfahren wird beim Zählen der Zeilen angewandt.</text:p>
      <text:p text:style-name="P10"><text:soft-page-break/>Darüber hinaus finden sich hier noch einige weitere Utilities, die wir an verschiedenen Stellen wiederverwenden. <text:span text:style-name="T16">Die Beschreibungen sind teilweise in englischer Sprache, weil sie aus anderen Toolkits kopiert wurden.</text:span></text:p>
      <table:table table:name="Table4" table:style-name="Table4">
        <table:table-column table:style-name="Table4.A"/>
        <table:table-column table:style-name="Table4.B"/>
        <table:table-row>
          <table:table-cell table:style-name="Table4.A1" office:value-type="string">
            <text:p text:style-name="P27">Signatur</text:p>
          </table:table-cell>
          <table:table-cell table:style-name="Table4.B1" office:value-type="string">
            <text:p text:style-name="P27">Kurzbeschreibung</text:p>
          </table:table-cell>
        </table:table-row>
        <table:table-row>
          <table:table-cell table:style-name="Table4.A2" office:value-type="string">
            <text:p text:style-name="P32">mmsLog($ps_message, $pn_level)</text:p>
          </table:table-cell>
          <table:table-cell table:style-name="Table4.B2" office:value-type="string">
            <text:p text:style-name="P27">Log message through Zend_Log facilities set up in lhm_mms_import.php</text:p>
          </table:table-cell>
        </table:table-row>
        <table:table-row>
          <table:table-cell table:style-name="Table4.A2" office:value-type="string">
            <text:p text:style-name="P32">mmsCritError($ps_message)</text:p>
          </table:table-cell>
          <table:table-cell table:style-name="Table4.B2" office:value-type="string">
            <text:p text:style-name="P27">Log error to console and log facilities and exit script</text:p>
          </table:table-cell>
        </table:table-row>
        <table:table-row>
          <table:table-cell table:style-name="Table4.A2" office:value-type="string">
            <text:p text:style-name="P32">mmsHFCritErrorWithMailReport($ps_message,$ps_logfile,$po_hf_conf)</text:p>
          </table:table-cell>
          <table:table-cell table:style-name="Table4.B2" office:value-type="string">
            <text:p text:style-name="P27">Beende mit kritischem Fehler, aber sende vorher Email-Report (für HotFolder Script)</text:p>
          </table:table-cell>
        </table:table-row>
        <table:table-row>
          <table:table-cell table:style-name="Table4.A2" office:value-type="string">
            <text:p text:style-name="P32">mmsHFMailReport($ps_subject,$ps_logfile, $po_hf_conf)</text:p>
          </table:table-cell>
          <table:table-cell table:style-name="Table4.B2" office:value-type="string">
            <text:p text:style-name="P27">Sende Hot-Folder Email Report</text:p>
          </table:table-cell>
        </table:table-row>
        <table:table-row>
          <table:table-cell table:style-name="Table4.A2" office:value-type="string">
            <text:p text:style-name="P32">mmsGetMaxPkValue($ps_table,$ps_primary_key)</text:p>
          </table:table-cell>
          <table:table-cell table:style-name="Table4.B2" office:value-type="string">
            <text:p text:style-name="P27">Fetch maximum primary key value for given table and pk name</text:p>
          </table:table-cell>
        </table:table-row>
        <table:table-row>
          <table:table-cell table:style-name="Table4.A2" office:value-type="string">
            <text:p text:style-name="P32">mmsGetRelTypeCodeByLabel($ps_rel_table,$ps_label)</text:p>
          </table:table-cell>
          <table:table-cell table:style-name="Table4.B2" office:value-type="string">
            <text:p text:style-name="P27">Holt Type Code für ein gegebenes Beziehungstyp-Label</text:p>
          </table:table-cell>
        </table:table-row>
        <table:table-row>
          <table:table-cell table:style-name="Table4.A2" office:value-type="string">
            <text:p text:style-name="P32">mmsGetListItemIDByLabel($ps_list_code,$ps_label,$ps_default=null)</text:p>
          </table:table-cell>
          <table:table-cell table:style-name="Table4.B2" office:value-type="string">
            <text:p text:style-name="P27">Sucht gegebenes Item in der gegebenen Liste und extrahiert den Identifikator</text:p>
          </table:table-cell>
        </table:table-row>
        <table:table-row>
          <table:table-cell table:style-name="Table4.A2" office:value-type="string">
            <text:p text:style-name="P32">mmsGetListItemValueByLabel($ps_list_code,$ps_label)</text:p>
          </table:table-cell>
          <table:table-cell table:style-name="Table4.B2" office:value-type="string">
            <text:p text:style-name="P27">Sucht gegebenes Item in der gegebenen Liste und extrahiert den Wert</text:p>
          </table:table-cell>
        </table:table-row>
        <table:table-row>
          <table:table-cell table:style-name="Table4.A2" office:value-type="string">
            <text:p text:style-name="P32">mmsGetDateTimeColumnFromSheet($po_sheet,$pn_col,$pn_row)</text:p>
          </table:table-cell>
          <table:table-cell table:style-name="Table4.B2" office:value-type="string">
            <text:p text:style-name="P27">Hole Datum für gegebene Zelle aus Excel/ODS Tabelle. Konvertiere Excel Datum nach ISO für TimeExpressionParser, wenn nötig. Manche Datumsspalten enthalten echte Zeitstempel, manche enthalten Daten als Strings.</text:p>
          </table:table-cell>
        </table:table-row>
        <table:table-row>
          <table:table-cell table:style-name="Table4.A2" office:value-type="string">
            <text:p text:style-name="P32">mmsMediaAndArchiveDirsAreWritable()</text:p>
          </table:table-cell>
          <table:table-cell table:style-name="Table4.B2" office:value-type="string">
            <text:p text:style-name="P27">Prueft, ob Medien- und Archivverzeichnisse vom aktuellen Nutzer beschreibbar sind.</text:p>
          </table:table-cell>
        </table:table-row>
        <table:table-row>
          <table:table-cell table:style-name="Table4.A2" office:value-type="string">
            <text:p text:style-name="P32">phpexcel_load_file($ps_xlsx)</text:p>
          </table:table-cell>
          <table:table-cell table:style-name="Table4.B2" office:value-type="string">
            <text:p text:style-name="P27">Loads the given file into a PHPExcel object using common settings for preserving memory and performance</text:p>
          </table:table-cell>
        </table:table-row>
        <table:table-row>
          <table:table-cell table:style-name="Table4.A2" office:value-type="string">
            <text:p text:style-name="P32">count_nonempty_rows($ps_xlsx,$ps_sheet="")</text:p>
          </table:table-cell>
          <table:table-cell table:style-name="Table4.B2" office:value-type="string">
            <text:p text:style-name="P27">Counts non-empty rows in spreadsheet</text:p>
          </table:table-cell>
        </table:table-row>
        <table:table-row>
          <table:table-cell table:style-name="Table4.A2" office:value-type="string">
            <text:p text:style-name="P32">get_geonames($ps_element_code,$ps_query)</text:p>
          </table:table-cell>
          <table:table-cell table:style-name="Table4.B2" office:value-type="string">
            <text:p text:style-name="P27">Sendet Anfrage an GeoNames und cacht das Ergebnis, so dass z.B. ein einem Objekt-Import nicht mehrere Anfragen nach "München" gesendet werden müssen.</text:p>
          </table:table-cell>
        </table:table-row>
      </table:table>
      <text:p text:style-name="P10"/>
      <text:h text:style-name="P46" text:outline-level="1"><text:bookmark-start text:name="__RefHeading__7287_1722879757"/>MMS Applikationsplugin<text:bookmark-end text:name="__RefHeading__7287_1722879757"/></text:h>
      <text:p text:style-name="Text_20_body"/>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Keidel</meta:initial-creator>
    <meta:creation-date>2014-05-27T11:04:14.839938000</meta:creation-date>
    <dc:date>2014-10-24T15:41:14.849826000</dc:date>
    <meta:editing-duration>PT2H44M55S</meta:editing-duration>
    <meta:editing-cycles>19</meta:editing-cycles>
    <meta:generator>LibreOffice/4.3.2.2$MacOSX_x86 LibreOffice_project/edfb5295ba211bd31ad47d0bad0118690f76407d</meta:generator>
    <meta:document-statistic meta:table-count="4" meta:image-count="0" meta:object-count="0" meta:page-count="6" meta:paragraph-count="188" meta:word-count="1813" meta:character-count="15040" meta:non-whitespace-character-count="13442"/>
  </office:meta>
</office:document-meta>
</file>